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3pt" fo:font-weight="bold" officeooo:rsid="0022d222" officeooo:paragraph-rsid="002f80f6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Liberation Serif" fo:font-size="13pt" fo:font-weight="normal" officeooo:rsid="0022d222" officeooo:paragraph-rsid="002f80f6" style:font-size-asian="13pt" style:font-weight-asian="normal" style:font-size-complex="13pt" style:font-weight-complex="normal"/>
    </style:style>
    <style:style style:name="P3" style:family="paragraph" style:parent-style-name="Standard">
      <style:text-properties style:font-name="Liberation Serif" fo:font-weight="bold" officeooo:rsid="0022d222" officeooo:paragraph-rsid="00267779" style:font-weight-asian="bold" style:font-weight-complex="bold"/>
    </style:style>
    <style:style style:name="P4" style:family="paragraph" style:parent-style-name="Standard">
      <style:text-properties style:font-name="Liberation Serif" fo:font-weight="bold" officeooo:rsid="0022d222" officeooo:paragraph-rsid="002b8a27" style:font-weight-asian="bold" style:font-weight-complex="bold"/>
    </style:style>
    <style:style style:name="P5" style:family="paragraph" style:parent-style-name="Standard">
      <style:text-properties style:font-name="Liberation Serif" fo:font-size="12pt" fo:font-weight="bold" officeooo:rsid="001d27bb" officeooo:paragraph-rsid="002f80f6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Liberation Serif" fo:font-size="13pt" fo:font-weight="bold" officeooo:rsid="0022f0ae" officeooo:paragraph-rsid="0022f0ae" style:font-size-asian="13pt" style:font-weight-asian="bold" style:font-size-complex="13pt" style:font-weight-complex="bold"/>
    </style:style>
    <style:style style:name="P7" style:family="paragraph" style:parent-style-name="Preformatted_20_Text">
      <style:text-properties style:font-name="Liberation Serif" fo:font-size="13pt" fo:font-weight="normal" officeooo:rsid="0022d222" officeooo:paragraph-rsid="002f80f6" style:font-size-asian="13pt" style:font-weight-asian="normal" style:font-size-complex="13pt" style:font-weight-complex="normal"/>
    </style:style>
    <style:style style:name="P8" style:family="paragraph" style:parent-style-name="Preformatted_20_Text">
      <style:text-properties style:font-name="Liberation Serif" fo:font-size="18pt" fo:font-weight="bold" officeooo:rsid="0022f0ae" officeooo:paragraph-rsid="0022f0ae" style:font-size-asian="18pt" style:font-weight-asian="bold" style:font-size-complex="18pt" style:font-weight-complex="bold"/>
    </style:style>
    <style:style style:name="P9" style:family="paragraph" style:parent-style-name="Preformatted_20_Text">
      <style:text-properties style:font-name="Liberation Serif" officeooo:rsid="001f500e" officeooo:paragraph-rsid="001d27bb"/>
    </style:style>
    <style:style style:name="P10" style:family="paragraph" style:parent-style-name="Preformatted_20_Text">
      <style:text-properties style:font-name="Liberation Serif" officeooo:rsid="001f500e" officeooo:paragraph-rsid="00382beb"/>
    </style:style>
    <style:style style:name="P11" style:family="paragraph" style:parent-style-name="Preformatted_20_Text">
      <style:paragraph-properties fo:break-before="page"/>
      <style:text-properties style:font-name="Liberation Serif" officeooo:rsid="001f500e" officeooo:paragraph-rsid="001d27bb"/>
    </style:style>
    <style:style style:name="P12" style:family="paragraph" style:parent-style-name="Preformatted_20_Text">
      <style:paragraph-properties fo:margin-left="0.4925in" fo:margin-right="0in" fo:text-indent="0in" style:auto-text-indent="false"/>
      <style:text-properties style:font-name="Liberation Serif" fo:font-size="13pt" fo:font-weight="normal" officeooo:rsid="0022d222" officeooo:paragraph-rsid="002f80f6" style:font-size-asian="13pt" style:font-weight-asian="normal" style:font-size-complex="13pt" style:font-weight-complex="normal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style:font-name="Liberation Serif" fo:font-size="13pt" fo:font-weight="normal" officeooo:rsid="0022d222" officeooo:paragraph-rsid="002f80f6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style:line-height-at-least="0.198in"/>
      <style:text-properties fo:color="#000000" style:font-name="Liberation Serif" fo:font-size="13pt" fo:font-weight="normal" officeooo:rsid="004205cc" fo:background-color="transparent" style:font-name-asian="Courier New" style:font-size-asian="13pt" style:font-weight-asian="normal" style:font-name-complex="Liberation Mono" style:font-size-complex="13pt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ize="13pt" fo:font-weight="normal" officeooo:rsid="004205cc" officeooo:paragraph-rsid="00449836" fo:background-color="transparent" style:font-name-asian="Courier New" style:font-size-asian="13pt" style:font-weight-asian="normal" style:font-name-complex="Liberation Mono" style:font-size-complex="13pt" style:font-weight-complex="normal"/>
    </style:style>
    <style:style style:name="P16" style:family="paragraph" style:parent-style-name="Preformatted_20_Text">
      <style:text-properties style:font-name="Liberation Serif" officeooo:rsid="00408576" officeooo:paragraph-rsid="001d27bb"/>
    </style:style>
    <style:style style:name="P17" style:family="paragraph" style:parent-style-name="Preformatted_20_Text">
      <style:text-properties style:font-name="Liberation Serif" fo:font-size="13pt" fo:font-weight="normal" officeooo:rsid="0022d222" officeooo:paragraph-rsid="004205cc" style:font-name-asian="Courier New" style:font-size-asian="13pt" style:font-weight-asian="normal" style:font-name-complex="Liberation Mono" style:font-size-complex="13pt" style:font-weight-complex="normal"/>
    </style:style>
    <style:style style:name="P18" style:family="paragraph" style:parent-style-name="Preformatted_20_Text">
      <style:text-properties style:font-name="Liberation Serif" fo:font-size="12pt" fo:font-weight="bold" officeooo:rsid="001d27bb" officeooo:paragraph-rsid="004205cc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margin-left="0.4925in" fo:margin-right="0in" fo:text-indent="0in" style:auto-text-indent="false"/>
      <style:text-properties style:font-name="Liberation Serif" fo:font-size="13pt" fo:font-weight="normal" officeooo:rsid="0022d222" officeooo:paragraph-rsid="004205cc" style:font-name-asian="Courier New" style:font-size-asian="13pt" style:font-weight-asian="normal" style:font-name-complex="Liberation Mono" style:font-size-complex="13pt" style:font-weight-complex="normal"/>
    </style:style>
    <style:style style:name="P20" style:family="paragraph" style:parent-style-name="Preformatted_20_Text">
      <style:paragraph-properties fo:margin-left="0in" fo:margin-right="0in" fo:text-indent="0in" style:auto-text-indent="false"/>
      <style:text-properties style:font-name="Liberation Serif" fo:font-size="13pt" fo:font-weight="normal" officeooo:rsid="004205cc" officeooo:paragraph-rsid="004205cc" style:font-name-asian="Courier New" style:font-size-asian="13pt" style:font-weight-asian="normal" style:font-name-complex="Liberation Mono" style:font-size-complex="13pt" style:font-weight-complex="normal"/>
    </style:style>
    <style:style style:name="P21" style:family="paragraph" style:parent-style-name="Preformatted_20_Text">
      <style:paragraph-properties fo:margin-left="0in" fo:margin-right="0in" fo:text-indent="0in" style:auto-text-indent="false"/>
      <style:text-properties style:font-name="Liberation Serif" fo:font-size="13pt" fo:font-weight="normal" officeooo:rsid="0042c3f0" officeooo:paragraph-rsid="0042c3f0" style:font-name-asian="Courier New" style:font-size-asian="13pt" style:font-weight-asian="normal" style:font-name-complex="Liberation Mono" style:font-size-complex="13pt" style:font-weight-complex="normal"/>
    </style:style>
    <style:style style:name="P22" style:family="paragraph" style:parent-style-name="Preformatted_20_Text">
      <style:paragraph-properties fo:margin-left="0in" fo:margin-right="0in" fo:text-indent="0in" style:auto-text-indent="false"/>
      <style:text-properties style:font-name="Liberation Serif" fo:font-size="13pt" fo:font-weight="normal" officeooo:rsid="00449836" officeooo:paragraph-rsid="00449836" style:font-name-asian="Courier New" style:font-size-asian="13pt" style:font-weight-asian="normal" style:font-name-complex="Liberation Mono" style:font-size-complex="13pt" style:font-weight-complex="normal"/>
    </style:style>
    <style:style style:name="P23" style:family="paragraph" style:parent-style-name="Preformatted_20_Text">
      <style:paragraph-properties fo:margin-left="0in" fo:margin-right="0in" fo:text-indent="0in" style:auto-text-indent="false"/>
      <style:text-properties style:font-name="Liberation Serif" fo:font-size="12pt" fo:font-weight="bold" officeooo:rsid="001d27bb" officeooo:paragraph-rsid="004205cc" style:font-name-asian="Courier New" style:font-size-asian="12pt" style:font-weight-asian="bold" style:font-name-complex="Liberation Mono" style:font-size-complex="12pt" style:font-weight-complex="bold"/>
    </style:style>
    <style:style style:name="P24" style:family="paragraph" style:parent-style-name="Preformatted_20_Text">
      <style:paragraph-properties fo:margin-left="0in" fo:margin-right="0in" fo:text-indent="0in" style:auto-text-indent="false"/>
      <style:text-properties fo:color="#000000" style:font-name="Liberation Serif" fo:font-size="13pt" fo:font-weight="normal" officeooo:rsid="004205cc" officeooo:paragraph-rsid="0043d9c0" fo:background-color="transparent" style:font-name-asian="Courier New" style:font-size-asian="13pt" style:font-weight-asian="normal" style:font-name-complex="Liberation Mono" style:font-size-complex="13pt" style:font-weight-complex="normal"/>
    </style:style>
    <style:style style:name="P25" style:family="paragraph" style:parent-style-name="Preformatted_20_Text">
      <style:paragraph-properties fo:margin-left="0in" fo:margin-right="0in" fo:text-indent="0in" style:auto-text-indent="false"/>
      <style:text-properties fo:color="#000000" style:font-name="Liberation Serif" fo:font-size="13pt" fo:font-weight="normal" officeooo:rsid="004205cc" officeooo:paragraph-rsid="00449836" fo:background-color="transparent" style:font-name-asian="Courier New" style:font-size-asian="13pt" style:font-weight-asian="normal" style:font-name-complex="Liberation Mono" style:font-size-complex="13pt" style:font-weight-complex="normal"/>
    </style:style>
    <style:style style:name="P26" style:family="paragraph" style:parent-style-name="Preformatted_20_Text">
      <style:paragraph-properties fo:margin-left="0in" fo:margin-right="0in" fo:text-indent="0in" style:auto-text-indent="false" fo:break-before="page"/>
      <style:text-properties style:font-name="Liberation Serif" fo:font-size="13pt" fo:font-weight="normal" officeooo:rsid="0042c3f0" officeooo:paragraph-rsid="0042c3f0" style:font-name-asian="Courier New" style:font-size-asian="13pt" style:font-weight-asian="normal" style:font-name-complex="Liberation Mono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8e268" style:font-weight-asian="normal" style:font-weight-complex="normal"/>
    </style:style>
    <style:style style:name="T3" style:family="text">
      <style:text-properties fo:font-weight="normal" officeooo:rsid="002b8a27" style:font-weight-asian="normal" style:font-weight-complex="normal"/>
    </style:style>
    <style:style style:name="T4" style:family="text">
      <style:text-properties officeooo:rsid="0036a024"/>
    </style:style>
    <style:style style:name="T5" style:family="text">
      <style:text-properties officeooo:rsid="00382beb"/>
    </style:style>
    <style:style style:name="T6" style:family="text">
      <style:text-properties officeooo:rsid="003915e9"/>
    </style:style>
    <style:style style:name="T7" style:family="text">
      <style:text-properties officeooo:rsid="003b11a4"/>
    </style:style>
    <style:style style:name="T8" style:family="text">
      <style:text-properties officeooo:rsid="0043d9c0"/>
    </style:style>
    <style:style style:name="T9" style:family="text">
      <style:text-properties officeooo:rsid="00449836"/>
    </style:style>
    <style:style style:name="T10" style:family="text">
      <style:text-properties fo:color="#d4d4d4"/>
    </style:style>
    <style:style style:name="T11" style:family="text">
      <style:text-properties fo:color="#d4d4d4" style:font-name="Droid Sans Mono" fo:font-size="10.5pt" fo:background-color="#1e1e1e" loext:char-shading-value="0"/>
    </style:style>
    <style:style style:name="T12" style:family="text">
      <style:text-properties fo:color="#d4d4d4" fo:background-color="#1e1e1e" loext:char-shading-value="0"/>
    </style:style>
    <style:style style:name="T13" style:family="text">
      <style:text-properties fo:color="#9cdcfe"/>
    </style:style>
    <style:style style:name="T14" style:family="text">
      <style:text-properties fo:color="#9cdcfe" style:font-name="Droid Sans Mono" fo:font-size="10.5pt" fo:background-color="#1e1e1e" loext:char-shading-value="0"/>
    </style:style>
    <style:style style:name="T15" style:family="text">
      <style:text-properties fo:color="#9cdcfe" fo:background-color="#1e1e1e" loext:char-shading-value="0"/>
    </style:style>
    <style:style style:name="T16" style:family="text">
      <style:text-properties officeooo:rsid="0043d9c0" style:font-name-asian="Courier New" style:font-size-asian="13pt" style:font-weight-asian="normal" style:font-name-complex="Liberation Mono" style:font-size-complex="13pt" style:font-weight-complex="normal"/>
    </style:style>
    <style:style style:name="T17" style:family="text">
      <style:text-properties officeooo:rsid="00449836" style:font-name-asian="Courier New" style:font-size-asian="13pt" style:font-weight-asian="normal" style:font-name-complex="Liberation Mono" style:font-size-complex="13pt" style:font-weight-complex="normal"/>
    </style:style>
    <style:style style:name="T18" style:family="text">
      <style:text-properties fo:color="#c586c0"/>
    </style:style>
    <style:style style:name="T19" style:family="text">
      <style:text-properties fo:color="#dcdcaa"/>
    </style:style>
    <style:style style:name="T20" style:family="text">
      <style:text-properties fo:color="#ce9178"/>
    </style:style>
    <style:style style:name="T21" style:family="text">
      <style:text-properties fo:color="#6a9955"/>
    </style:style>
    <style:style style:name="T22" style:family="text">
      <style:text-properties fo:color="#6a9955" style:font-name="Droid Sans Mono" fo:font-size="10.5pt" fo:background-color="#1e1e1e" loext:char-shading-value="0"/>
    </style:style>
    <style:style style:name="T23" style:family="text">
      <style:text-properties fo:color="#6a9955" fo:background-color="#1e1e1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ustomize Fordson</text:p>
      <text:p text:style-name="P6"/>
      <text:p text:style-name="P3"><text:s/>Hide course drop-down in navbar</text:p>
      <text:p text:style-name="P4">-<text:tab/><text:span text:style-name="T2">Sites administation &gt;&gt; </text:span><text:span text:style-name="T3">Appearance &gt;&gt; Themes &gt;&gt; Fordson &gt;&gt; Menu settings &gt;&gt; Dynamic Enrolled Courses List &amp; Course Navigation Menus &gt;&gt; Display enrolled courses ( check no).</text:span></text:p>
      <text:p text:style-name="P1"><text:span text:style-name="T1">-<text:tab/>Code: Fordson</text:span><text:bookmark-start text:name="__DdeLink__1915_1292887715"/><text:span text:style-name="T1">→</text:span><text:bookmark-end text:name="__DdeLink__1915_1292887715"/><text:span text:style-name="T1">settings → menu_settings.php → (~~line142 - // Toggle courses display in custommenu ) set $default = false;</text:span></text:p>
      <text:p text:style-name="P2"/>
      <text:p text:style-name="P5">Hide navigation items</text:p>
      <text:p text:style-name="P7">theme/fordson/lib/fordson_lib.php</text:p>
      <text:p text:style-name="P7">(in the end)</text:p>
      <text:p text:style-name="P12">function theme_eloteam_custom_flat_navigation(\flat_navigation $flatnav) {</text:p>
      <text:p text:style-name="P12"><text:s text:c="4"/>theme_eloteam_delete_menuitems($flatnav);</text:p>
      <text:p text:style-name="P12">}</text:p>
      <text:p text:style-name="P12">function theme_eloteam_delete_menuitems(\flat_navigation $flatnav) {</text:p>
      <text:p text:style-name="P12"><text:s text:c="4"/>$itemstodelete = [</text:p>
      <text:p text:style-name="P12"><text:s text:c="8"/>'privatefiles', 'home', 'contentbank'</text:p>
      <text:p text:style-name="P12"><text:s text:c="4"/>];</text:p>
      <text:p text:style-name="P12"><text:s text:c="4"/>foreach ($flatnav as $item) {</text:p>
      <text:p text:style-name="P12"><text:s text:c="8"/>if (in_array($item-&gt;key, $itemstodelete)) {</text:p>
      <text:p text:style-name="P12"><text:s text:c="12"/>$flatnav-&gt;remove($item-&gt;key);</text:p>
      <text:p text:style-name="P12"><text:s text:c="12"/>continue;</text:p>
      <text:p text:style-name="P12"><text:s text:c="8"/>}</text:p>
      <text:p text:style-name="P12"><text:s text:c="4"/>}</text:p>
      <text:p text:style-name="P12">}</text:p>
      <text:p text:style-name="P13">theme/fordson/layout/mydashboard.php,</text:p>
      <text:p text:style-name="P13">theme/fordson/layout/frontpage.php,</text:p>
      <text:p text:style-name="P13">theme/fordson/layout/course.php,</text:p>
      <text:p text:style-name="P13">theme/fordson/layout/columns2.php</text:p>
      <text:p text:style-name="P13">(Before $OUTPUT-&gt;render_from_template)</text:p>
      <text:p text:style-name="P12">// Remove flat navigation items</text:p>
      <text:p text:style-name="P12">theme_eloteam_custom_flat_navigation($PAGE-&gt;flatnav);</text:p>
      <text:p text:style-name="P18">add to lib/navigationlib.php</text:p>
      <text:p text:style-name="P17">line 1327 : <text:s text:c="12"/>if ($this-&gt;rootnodes['mycourses']-&gt;key == 'mycourses') {</text:p>
      <text:p text:style-name="P17"><text:s text:c="16"/>$this-&gt;rootnodes['mycourses']-&gt;showhtmlcollapse = true; //nhien elo show collapse my courses <text:s text:c="9"/></text:p>
      <text:p text:style-name="P19"><text:s text:c="12"/>} <text:s text:c="2"/></text:p>
      <text:p text:style-name="P23">lib/outputrenderers.php</text:p>
      <text:p text:style-name="P20">~ line 4129:</text:p>
      <text:p text:style-name="P20">comment this</text:p>
      <text:p text:style-name="P20">// Make sure to use the heading if it has been set.</text:p>
      <text:p text:style-name="P20"><text:s text:c="4"/>if (isset($headerinfo['heading'])) {</text:p>
      <text:p text:style-name="P20"><text:s text:c="9"/>$heading = $headerinfo['heading'];</text:p>
      <text:p text:style-name="P20"><text:s text:c="4"/>}</text:p>
      <text:p text:style-name="P20"><text:s/>// else {</text:p>
      <text:p text:style-name="P20"><text:s/>// <text:s text:c="4"/>$heading = $this-&gt;page-&gt;heading; // Elo: remove to set user name in main page</text:p>
      <text:p text:style-name="P20"><text:s/>// }</text:p>
      <text:p text:style-name="P20"/>
      <text:p text:style-name="P26">~ 4158: change 100 to 150</text:p>
      <text:p text:style-name="P21"><text:tab/> <text:s text:c="15"/>$imagedata = $this-&gt;user_picture($user, array('size' =&gt; 150));<text:span text:style-name="T8">\</text:span></text:p>
      <text:p text:style-name="P24">~ 4162: add ($USER-&gt;id != $user-&gt;id)</text:p>
      <text:p text:style-name="P25">to // Check to see if we should be displaying a message button.</text:p>
      <text:p text:style-name="P14">if (!empty($CFG-&gt;messaging) &amp;&amp; ($USER-&gt;id != $user-&gt;id) &amp;&amp; has_capability('moodle/site:sendmessage', $context)) {</text:p>
      <text:p text:style-name="P25">and remove</text:p>
      <text:p text:style-name="P15">if($USER-&gt;id != $user-&gt;id) <text:span text:style-name="T9">inside (~line 4174)</text:span></text:p>
      <text:p text:style-name="P15"/>
      <text:p text:style-name="P22"/>
      <text:p text:style-name="P11">Edit <text:span text:style-name="T4">footer + scss footer</text:span></text:p>
      <text:p text:style-name="P10">Add <text:span text:style-name="T5">more</text:span> <text:span text:style-name="T4">languages (en)</text:span></text:p>
      <text:p text:style-name="P9">Add <text:span text:style-name="T4">language (vi)</text:span></text:p>
      <text:p text:style-name="P9">Edit <text:span text:style-name="T6">login + scss</text:span></text:p>
      <text:p text:style-name="P9">add <text:span text:style-name="T7">2 options for login guide and footer</text:span></text:p>
      <text:p text:style-name="P9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04-16T10:44:05.849361227</dc:date>
    <meta:editing-duration>P2DT12M21S</meta:editing-duration>
    <meta:editing-cycles>38</meta:editing-cycles>
    <meta:document-statistic meta:table-count="0" meta:image-count="0" meta:object-count="0" meta:page-count="3" meta:paragraph-count="54" meta:word-count="242" meta:character-count="2115" meta:non-whitespace-character-count="1764"/>
  </office:meta>
</office:document-meta>
</file>